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a08" officeooo:paragraph-rsid="00006a08" style:font-weight-asian="bold" style:font-weight-complex="bold"/>
    </style:style>
    <style:style style:name="P2" style:family="paragraph" style:parent-style-name="Standard">
      <style:text-properties fo:font-weight="normal" officeooo:rsid="00006a08" officeooo:paragraph-rsid="00006a08" style:font-weight-asian="normal" style:font-weight-complex="normal"/>
    </style:style>
    <style:style style:name="T1" style:family="text">
      <style:text-properties officeooo:rsid="00021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séquence </text:p>
      <text:p text:style-name="P1">Mise à jour des calculs : « updateDesign() »</text:p>
      <text:p text:style-name="P1"/>
      <text:p text:style-name="P2">Dans RecyclApp, la mise à jour des calculs est provoquée par un appel à la méthode updateDesign(). <text:s/>C'est ensuite le SortCenter qui fait la gestion des calculs.</text:p>
      <text:p text:style-name="P2"/>
      <text:p text:style-name="P2">Dans un premier temps, il est nécessaire de remettre à zéro la quantité à chaque jonction : puisque les jonctions ne font pas vraiment de « traitement » de matière, on réinitialise leurs quantités au début de chaque calcul afin de ne pas additionner des nouvelles quantités aux anciennes.</text:p>
      <text:p text:style-name="P2"/>
      <text:p text:style-name="P2">Ensuite, on crée un tableau allNodes qui contient tous les nœuds du graphe : c'est-à-dire tous les points d'entrée, points de sortie, les stations et les jonctions. <text:s/>On enlèvera les éléments de ce tableau au fur et à la mesure qu'on les traite.</text:p>
      <text:p text:style-name="P2"/>
      <text:p text:style-name="P2">On crée ensuite un tableau equipmentToProcess qui reçoit les points d'entrée, et un autre tableau ConveyorToProcess qui reçoit tous les convoyeurs. </text:p>
      <text:p text:style-name="P2"/>
      <text:p text:style-name="P2">On embarque ensuite dans la boucle principale de la méthode : pendant qu'il y a des éléments à traiter dans equipmentToProcess, on enlève le premier élément et on le traite. On obtient tous les convoyeur qui ont cet équipement comme point de départ et on les ajoute à une liste à traiter. Pour tous les convoyeurs dans cette liste, on obtient ensuite leurs destinations. On prend par la suite le panier de matière du point d'origine du convoyeur et on demande à la destination de traiter ce panier de matière. Si la destination est un point de sortie, il met à jour son propre panier de matière. Sinon, l'équipement met à jour les paniers de matières de ses sorties. <text:s/>On ajoute ensuite la destination à la liste de equipmentToProcess pour éventuellement traiter les paniers de matière à ses destinations.</text:p>
      <text:p text:style-name="P2"/>
      <text:p text:style-name="P2">Finalement, tous les équipement restant dans allNodes sont des équipements non traités <text:span text:style-name="T1">puisqu'ils ne sont pas connectés à un point d'entrée. <text:s/>On passe donc tout simplement sur ces équipements et on leur donne un panier de matière vi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0:21:23.482000000</meta:creation-date>
    <dc:date>2014-11-25T00:46:12.820000000</dc:date>
    <meta:editing-duration>PT4M17S</meta:editing-duration>
    <meta:editing-cycles>1</meta:editing-cycles>
    <meta:document-statistic meta:table-count="0" meta:image-count="0" meta:object-count="0" meta:page-count="1" meta:paragraph-count="8" meta:word-count="329" meta:character-count="1945" meta:non-whitespace-character-count="1618"/>
    <meta:generator>LibreOffice/4.3.1.2$Windows_x86 LibreOffice_project/958349dc3b25111dbca392fbc281a05559ef6848</meta:generator>
  </office:meta>
</office:document-meta>
</file>